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color="#000000" style:font-name="Courier 10 Pitch" fo:font-size="18pt" fo:font-weight="bold" officeooo:rsid="0012d8bf" officeooo:paragraph-rsid="0012d8bf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color="#000000" style:font-name="Courier 10 Pitch" fo:font-size="12pt" officeooo:rsid="0002187d" officeooo:paragraph-rsid="0002187d" style:font-size-asian="12pt" style:font-size-complex="12pt"/>
    </style:style>
    <style:style style:name="P3" style:family="paragraph" style:parent-style-name="Standard" style:list-style-name="L1">
      <style:text-properties fo:color="#000000" style:font-name="Courier 10 Pitch" fo:font-size="12pt" officeooo:paragraph-rsid="00036ee2" style:font-size-asian="12pt" style:font-size-complex="12pt"/>
    </style:style>
    <style:style style:name="P4" style:family="paragraph" style:parent-style-name="Standard" style:list-style-name="L1">
      <style:text-properties style:font-name="Courier 10 Pitch" officeooo:paragraph-rsid="000b3f41"/>
    </style:style>
    <style:style style:name="P5" style:family="paragraph" style:parent-style-name="Standard" style:list-style-name="L1">
      <style:text-properties style:font-name="Courier 10 Pitch" officeooo:rsid="000dd0ff" officeooo:paragraph-rsid="000dd0ff"/>
    </style:style>
    <style:style style:name="P6" style:family="paragraph" style:parent-style-name="Standard" style:list-style-name="L1">
      <style:text-properties fo:font-variant="normal" fo:text-transform="none" fo:color="#000000" style:font-name="Courier 10 Pitch" fo:font-size="12pt" fo:letter-spacing="normal" fo:font-style="normal" fo:font-weight="normal" officeooo:rsid="000e9e06" officeooo:paragraph-rsid="000e9e06" style:font-size-asian="12pt" style:font-size-complex="12pt"/>
    </style:style>
    <style:style style:name="P7" style:family="paragraph" style:parent-style-name="Standard" style:list-style-name="L1">
      <style:text-properties fo:font-variant="normal" fo:text-transform="none" fo:color="#000000" style:font-name="Courier 10 Pitch" fo:font-size="12pt" fo:letter-spacing="normal" fo:font-style="normal" fo:font-weight="normal" officeooo:rsid="0011d4f0" officeooo:paragraph-rsid="0011d4f0" style:font-size-asian="12pt" style:font-size-complex="12pt"/>
    </style:style>
    <style:style style:name="T1" style:family="text">
      <style:text-properties officeooo:rsid="00036ee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bdda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03bdda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5cfb4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912b4" style:font-size-asian="12pt" style:font-size-complex="12pt"/>
    </style:style>
    <style:style style:name="T8" style:family="text">
      <style:text-properties officeooo:rsid="00107d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7567385533714757" text:style-name="L1">
        <text:list-header>
          <text:p text:style-name="P1">Acronyms</text:p>
        </text:list-header>
        <text:list-item>
          <text:p text:style-name="P2">KKNPP<text:tab/>: Kudankulam Nuclear Power P<text:span text:style-name="T8">roject</text:span></text:p>
        </text:list-item>
        <text:list-item>
          <text:p text:style-name="P3"><text:span text:style-name="T1">VVER<text:tab/><text:tab/>: </text:span><text:span text:style-name="T2">Water-Water Energetic Reacto</text:span><text:span text:style-name="T3">r</text:span></text:p>
        </text:list-item>
        <text:list-item>
          <text:p text:style-name="P4"><text:span text:style-name="T5">N</text:span><text:span text:style-name="T6">PCIL<text:tab/>: Nuclear </text:span><text:span text:style-name="T7">Power Corporation India</text:span></text:p>
        </text:list-item>
        <text:list-item>
          <text:p text:style-name="P5"><text:span text:style-name="T7">P</text:span><text:span text:style-name="T4">HWR<text:tab/><text:tab/>: Pressurised Heavy Water Reactor</text:span></text:p>
        </text:list-item>
        <text:list-item>
          <text:p text:style-name="P6">LWR<text:tab/><text:tab/>: Light Water Reactor</text:p>
        </text:list-item>
        <text:list-item>
          <text:p text:style-name="P7">SIT<text:tab/><text:tab/>: Special Investigation Te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54:39.550260253</meta:creation-date>
    <meta:generator>LibreOffice/4.3.2.2$Linux_X86_64 LibreOffice_project/430m0$Build-2</meta:generator>
    <dc:date>2014-12-16T22:24:58.765242376</dc:date>
    <meta:editing-duration>PT12M9S</meta:editing-duration>
    <meta:editing-cycles>18</meta:editing-cycles>
    <meta:document-statistic meta:table-count="0" meta:image-count="0" meta:object-count="0" meta:page-count="1" meta:paragraph-count="7" meta:word-count="40" meta:character-count="234" meta:non-whitespace-character-count="203"/>
  </office:meta>
</office:document-meta>
</file>